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ctober 12, 2007</text:p>
      <text:p text:style-name="Standard"/>
      <text:p text:style-name="Standard">Vague thoughts </text:p>
      <text:p text:style-name="Standard"/>
      <text:p text:style-name="Standard">Inositol stabilize monomers. <text:s/>Monomers like to wrap around inositol. <text:s/>We also know that monomers of amyloid forming peptides like to make all types of turns (alpha, beta, gamma), some of which are extremely favorable for aggregation and amyloid formation. <text:s/>Perhaps inositol latches onto these turns rendering them incapable of aggregating (making backbone hydrogen bonding)</text:p>
      <text:p text:style-name="Standard"/>
      <text:p text:style-name="Standard">Drawing to illustrate this point:</text:p>
      <text:p text:style-name="Standard"><draw:path text:anchor-type="paragraph" draw:z-index="1" draw:style-name="gr1" draw:text-style-name="P1" svg:width="1.2831in" svg:height="1.3925in" svg:x="2.3063in" svg:y="0.1654in" svg:viewBox="0 0 3260 3538" svg:d="m321 0c321 162 409 519 529 820 115 291 28 637-159 900-204 287-736 361-687 767 51 430 462 917 978 1032 378 83 703-139 847-397 177-316 526-473 635-820 88-275 482-556 741-291h53"><text:p/></draw:path><draw:path text:anchor-type="paragraph" draw:z-index="4" draw:style-name="gr1" draw:text-style-name="P1" svg:width="1.2717in" svg:height="1.5858in" svg:x="4.3173in" svg:y="0.1445in" svg:viewBox="0 0 3231 4029" svg:d="m1457 0c141 280 187 591 212 900 23 282 49 571-106 846-171 302-420 542-688 741-282 208-693 335-820 662-252 650 418 670 793 846 302 141 597-234 847-423 298-224 372-591 662-820 252-200 575-127 846-265l27-26"><text:p/></draw:path></text:p>
      <text:p text:style-name="Standard"><draw:line text:anchor-type="paragraph" draw:z-index="8" draw:style-name="gr2" draw:text-style-name="P1" svg:x1="4.3173in" svg:y1="1.2043in" svg:x2="4.7764in" svg:y2="1.2461in"><text:p/></draw:line><draw:line text:anchor-type="paragraph" draw:z-index="7" draw:style-name="gr2" draw:text-style-name="P1" svg:x1="4.6618in" svg:y1="0.9126in" svg:x2="4.922in" svg:y2="0.9335in"><text:p/></draw:line><draw:line text:anchor-type="paragraph" draw:z-index="6" draw:style-name="gr2" draw:text-style-name="P1" svg:x1="4.9638in" svg:y1="0.5791in" svg:x2="5.2138in" svg:y2="0.5791in"><text:p/></draw:line><draw:path text:anchor-type="paragraph" draw:z-index="5" draw:style-name="gr1" draw:text-style-name="P1" svg:width="1.1406in" svg:height="1.4941in" svg:x="4.7193in" svg:y="0.048in" svg:viewBox="0 0 2898 3796" svg:d="m1573 0c69 328 97 679 0 1005-118 397-472 658-740 953-254 279-734 374-821 767-99 454 445 612 688 900 214 250 639 220 847-80 196-280 284-652 661-767l344-212 265-132 79-26"><text:p/></draw:path><draw:frame text:anchor-type="paragraph" draw:z-index="3" draw:style-name="gr3" draw:text-style-name="P1" svg:width="0.7295in" svg:height="0.2713in" svg:x="3.8598in" svg:y="0.3811in"><draw:text-box><text:p text:style-name="P1">=</text:p></draw:text-box></draw:frame><draw:frame text:anchor-type="paragraph" draw:z-index="2" draw:style-name="gr4" svg:width="0.4795in" svg:height="0.365in" svg:x="1.7346in" svg:y="0.5063in"><draw:text-box><text:p text:style-name="P1">+</text:p></draw:text-box></draw:frame><draw:path text:anchor-type="paragraph" draw:z-index="0" draw:style-name="gr1" draw:text-style-name="P1" svg:width="1.1925in" svg:height="1.1453in" svg:x="0.4799in" svg:y="0.1311in" svg:viewBox="0 0 3030 2910" svg:d="m1626 0c298 203 117 610-158 767-269 154-484 462-794 477-494 22-874 564-556 952 212 256 445 499 741 635 291 134 670 95 900-106 247-217 70-674 423-846 275-136 547 30 820 52h27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th inositol</text:p>
      <text:p text:style-name="Standard"><draw:path text:anchor-type="paragraph" draw:z-index="26" draw:style-name="gr1" draw:text-style-name="P1" svg:width="1.6516in" svg:height="1.8571in" svg:x="4.5417in" svg:y="0.0354in" svg:viewBox="0 0 4196 4718" svg:d="m120 0c240 268 388 607 423 953 32 308 66 617-158 926-186 255-149 615-318 899-154 261-12 598 159 847 203 294 384 621 661 846 258 210 658 323 953 186 340-159 458-602 741-847 278-242 550-476 873-688 301-197 612-432 741-794v-264l-53-185"><text:p/></draw:path></text:p>
      <text:p text:style-name="Standard"><draw:line text:anchor-type="paragraph" draw:z-index="25" draw:style-name="gr1" draw:text-style-name="P1" svg:x1="5.4118in" svg:y1="1.0535in" svg:x2="5.537in" svg:y2="1.2098in"><text:p/></draw:line><draw:line text:anchor-type="paragraph" draw:z-index="24" draw:style-name="gr1" draw:text-style-name="P1" svg:x1="5.1618in" svg:y1="1.2098in" svg:x2="5.1516in" svg:y2="1.4287in"><text:p/></draw:line><draw:line text:anchor-type="paragraph" draw:z-index="23" draw:style-name="gr1" draw:text-style-name="P1" svg:x1="4.8598in" svg:y1="1.022in" svg:x2="4.7244in" svg:y2="1.2094in"><text:p/></draw:line><draw:line text:anchor-type="paragraph" draw:z-index="22" draw:style-name="gr1" draw:text-style-name="P1" svg:x1="4.8598in" svg:y1="0.8138in" svg:x2="4.7035in" svg:y2="0.7201in"><text:p/></draw:line><draw:line text:anchor-type="paragraph" draw:z-index="21" draw:style-name="gr1" draw:text-style-name="P1" svg:x1="5.1307in" svg:y1="0.6681in" svg:x2="5.1409in" svg:y2="0.4283in"><text:p/></draw:line><draw:line text:anchor-type="paragraph" draw:z-index="20" draw:style-name="gr1" draw:text-style-name="P1" svg:x1="5.3492in" svg:y1="0.7724in" svg:x2="5.5264in" svg:y2="0.6681in"><text:p/></draw:line><draw:ellipse text:anchor-type="paragraph" draw:z-index="19" draw:style-name="gr5" draw:text-style-name="P1" svg:width="0.5524in" svg:height="0.5421in" svg:x="4.8598in" svg:y="0.6681in"><text:p/></draw:ellipse><draw:path text:anchor-type="paragraph" draw:z-index="18" draw:style-name="gr1" draw:text-style-name="P1" svg:width="1.1669in" svg:height="1.3024in" svg:x="0.6201in" svg:y="0.0744in" svg:viewBox="0 0 2965 3309" svg:d="m714 0c339 102 618 448 582 767-37 339-312 630-635 821-312 183-645 495-661 873-15 372 455 527 714 740 351 290 642-89 926-185 358-120 406-624 847-502l212-265 264-106v0"><text:p/></draw:path><draw:frame text:anchor-type="paragraph" draw:z-index="17" draw:style-name="gr6" svg:width="0.7295in" svg:height="0.3543in" svg:x="3.8492in" svg:y="0.5327in"><draw:text-box><text:p text:style-name="P1">=</text:p></draw:text-box></draw:frame><draw:line text:anchor-type="paragraph" draw:z-index="16" draw:style-name="gr1" draw:text-style-name="P1" svg:x1="3.3598in" svg:y1="0.8346in" svg:x2="3.5472in" svg:y2="0.9909in"><text:p/></draw:line><draw:line text:anchor-type="paragraph" draw:z-index="15" draw:style-name="gr1" draw:text-style-name="P1" svg:x1="3.1094in" svg:y1="0.9909in" svg:x2="3.0992in" svg:y2="1.2098in"><text:p/></draw:line><draw:line text:anchor-type="paragraph" draw:z-index="14" draw:style-name="gr1" draw:text-style-name="P1" svg:x1="2.8075in" svg:y1="0.8035in" svg:x2="2.672in" svg:y2="0.9909in"><text:p/></draw:line><draw:line text:anchor-type="paragraph" draw:z-index="13" draw:style-name="gr1" draw:text-style-name="P1" svg:x1="2.8079in" svg:y1="0.5953in" svg:x2="2.6516in" svg:y2="0.5016in"><text:p/></draw:line><draw:line text:anchor-type="paragraph" draw:z-index="12" draw:style-name="gr1" draw:text-style-name="P1" svg:x1="3.0783in" svg:y1="0.4496in" svg:x2="3.0886in" svg:y2="0.2098in"><text:p/></draw:line><draw:line text:anchor-type="paragraph" draw:z-index="11" draw:style-name="gr1" draw:text-style-name="P1" svg:x1="3.2972in" svg:y1="0.5535in" svg:x2="3.4744in" svg:y2="0.4492in"><text:p/></draw:line><draw:ellipse text:anchor-type="paragraph" draw:z-index="10" draw:style-name="gr5" draw:text-style-name="P1" svg:width="0.5524in" svg:height="0.5421in" svg:x="2.8075in" svg:y="0.4492in"><text:p/></draw:ellipse><draw:frame text:anchor-type="paragraph" draw:z-index="9" draw:style-name="gr7" svg:width="0.6043in" svg:height="0.4169in" svg:x="1.839in" svg:y="0.5429in"><draw:text-box><text:p text:style-name="P1">+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Aggregation is inhibi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0-12T17:03:53</meta:creation-date>
    <dc:date>2007-10-12T17:16:47</dc:date>
    <dc:language>en-US</dc:language>
    <meta:editing-cycles>3</meta:editing-cycles>
    <meta:editing-duration>PT12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69" meta:character-count="483"/>
  </office:meta>
</office:document-meta>
</file>